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Data structure</text:p>
      <text:p text:style-name="Standard"/>
      <text:p text:style-name="Standard">- Metadata: csv files with rows indicating...</text:p>
      <text:p text:style-name="Standard"><text:s text:c="4"/>- Result ID </text:p>
      <text:p text:style-name="Standard"><text:s text:c="4"/>- Start Time</text:p>
      <text:p text:style-name="Standard"><text:s text:c="4"/>- Last Seen</text:p>
      <text:p text:style-name="Standard"><text:s text:c="4"/>- Duration</text:p>
      <text:p text:style-name="Standard"><text:s text:c="4"/>- WorkerID</text:p>
      <text:p text:style-name="Standard"><text:s text:c="4"/>- Worker Type: Personal Multiple, Personal Link, Jatos, etc</text:p>
      <text:p text:style-name="Standard"><text:s text:c="4"/>- State: FINISHED, DATA_RETRIEVED, etc</text:p>
      <text:p text:style-name="Standard"/>
      <text:p text:style-name="Standard">- Data: json files. Should export one file per session. Each row indicates...</text:p>
      <text:p text:style-name="Standard"><text:s text:c="4"/>- demographics (dict):</text:p>
      <text:p text:style-name="Standard"><text:s text:c="8"/>- userID: provided by us</text:p>
      <text:p text:style-name="Standard"><text:s text:c="8"/>- birthday</text:p>
      <text:p text:style-name="Standard"><text:s text:c="8"/>- country: residence country</text:p>
      <text:p text:style-name="Standard"><text:s text:c="8"/>- gender</text:p>
      <text:p text:style-name="Standard"><text:s text:c="8"/>- school: maximun degree</text:p>
      <text:p text:style-name="Standard"><text:s text:c="8"/>- psycho: has or had a neurological, psyquiatric or psychological desease</text:p>
      <text:p text:style-name="Standard"><text:s text:c="8"/>- medication: is taking medication? which one?</text:p>
      <text:p text:style-name="Standard"><text:s text:c="8"/>- payment: bank transfer at the end of the exp or the end of the day</text:p>
      <text:p text:style-name="Standard"><text:s text:c="4"/>- reports (dict):</text:p>
      <text:p text:style-name="Standard"><text:s text:c="8"/>- mood</text:p>
      <text:p text:style-name="Standard"><text:s text:c="8"/>- sleep</text:p>
      <text:p text:style-name="Standard"><text:s text:c="8"/>- food</text:p>
      <text:p text:style-name="Standard"><text:s text:c="8"/>- stress</text:p>
      <text:p text:style-name="Standard"><text:s text:c="4"/>- staircase (list with dict of each event):</text:p>
      <text:p text:style-name="Standard"><text:s text:c="8"/>- t0: timestamp that indicates start of the stimulus presentation</text:p>
      <text:p text:style-name="Standard"><text:s text:c="8"/>- t_offset: timelapse btw the end of stimulus presentation and t0 (stimulus presentation time)</text:p>
      <text:p text:style-name="Standard"><text:s text:c="8"/>- side_trial: 0 = leftward 90 degrees, 1 = rightward 0 degrees, 2 = leftward 270 degrees, 3 = rightward </text:p>
      <text:p text:style-name="Standard"><text:s text:c="8"/>- noise: noise level from 0 (noiseless) to 100 (completely noisy)</text:p>
      <text:p text:style-name="Standard"><text:s text:c="8"/>- gabor_sample: gabor sample file</text:p>
      <text:p text:style-name="Standard"><text:s text:c="8"/>- discrimination_is_correct: true for correct, false for incorrect</text:p>
      <text:p text:style-name="Standard"><text:s text:c="8"/>- discrimination_t_onset: timelapse btw the options deployment and t0</text:p>
      <text:p text:style-name="Standard"><text:s text:c="8"/>- discrimination_t_keydown: timelapse btw the choice and t0 (RT=discrimination_t_keydown-discrimination_t_onset)</text:p>
      <text:p text:style-name="Standard"><text:s text:c="4"/>- deterministic (list with dict of each event):</text:p>
      <text:p text:style-name="Standard"><text:s text:c="8"/>- t0: timestamp that indicates start of the stimulus presentation</text:p>
      <text:p text:style-name="Standard"><text:s text:c="8"/>- t_offset: timelapse btw the end of stimulus presentation and t0 (stimulus presentation time)</text:p>
      <text:p text:style-name="Standard"><text:s text:c="8"/>- gabor_sample: gabor sample file</text:p>
      <text:p text:style-name="Standard"><text:s text:c="8"/>- noise: noise level from 0 (noiseless) to 100 (completely noisy)</text:p>
      <text:p text:style-name="Standard"><text:s text:c="8"/>- side_trial: 0 = leftward 90 degrees, 1 = rightward 0 degrees, 2 = leftward 270 degrees, 3 = rightward </text:p>
      <text:p text:style-name="Standard"><text:s text:c="8"/>- difficulty: 0 = low noise, 1 = medium noise, 2 = high noise</text:p>
      <text:p text:style-name="Standard"><text:s text:c="8"/>- focus: 0 = 'X' and 1 = '?'</text:p>
      <text:p text:style-name="Standard"><text:s text:c="8"/>- discrimination_is_correct</text:p>
      <text:p text:style-name="Standard"><text:s text:c="8"/>- optout: true if optout options was chosen, false on the contrary</text:p>
      <text:p text:style-name="Standard"><text:s text:c="8"/>- discrimination_t_onset: timelapse btw the options deployment and t0</text:p>
      <text:p text:style-name="Standard"><text:s text:c="8"/>- discrimination_t_keydown: timelapse btw the choice and t0</text:p>
      <text:p text:style-name="Standard"><text:s text:c="8"/>- discrimination_RT: discrimination_t_keydown-discrimination_t_onset</text:p>
      <text:p text:style-name="Standard"><text:s text:c="8"/>- score: 3 for correct, 0 for incorrect, 2 for optout</text:p>
      <text:p text:style-name="Standard"><text:soft-page-break/><text:s text:c="4"/>- stochastic (list with dict of each event):</text:p>
      <text:p text:style-name="Standard"><text:s text:c="8"/>- t0: timestamp that indicates start of the stimulus presentation</text:p>
      <text:p text:style-name="Standard"><text:s text:c="8"/>- t_offset: timelapse btw the end of stimulus presentation and t0 (stimulus presentation time)</text:p>
      <text:p text:style-name="Standard"><text:s text:c="8"/>- gabor_sample: gabor sample file</text:p>
      <text:p text:style-name="Standard"><text:s text:c="8"/>- noise: noise level from 0 (noiseless) to 100 (completely noisy)</text:p>
      <text:p text:style-name="Standard"><text:s text:c="8"/>- side_trial: 0 = leftward 90 degrees, 1 = rightward 0 degrees, 2 = leftward 270 degrees, 3 = rightward </text:p>
      <text:p text:style-name="Standard"><text:s text:c="8"/>- difficulty: 0 = low noise, 1 = medium noise, 2 = high noise</text:p>
      <text:p text:style-name="Standard"><text:s text:c="8"/>- focus: 0 = 'X' and 1 = dice</text:p>
      <text:p text:style-name="Standard"><text:s text:c="8"/>- st_points: 0 for 0 dice points and 1 for 3 dice points</text:p>
      <text:p text:style-name="Standard"><text:s text:c="8"/>- discrimination_is_correct</text:p>
      <text:p text:style-name="Standard"><text:s text:c="8"/>- optout: true if optout options was chosen, false on the contrary</text:p>
      <text:p text:style-name="Standard"><text:s text:c="8"/>- discrimination_t_onset: timelapse btw the options deployment and t0</text:p>
      <text:p text:style-name="Standard"><text:s text:c="8"/>- discrimination_t_keydown: timelapse btw the choice and t0 </text:p>
      <text:p text:style-name="Standard"><text:s text:c="8"/>- discrimination_RT: discrimination_t_keydown-discrimination_t_onset</text:p>
      <text:p text:style-name="Standard"><text:s text:c="8"/>- score: 3 for correct, 0 for incorrect, 3 or 0 for optout according to st_poin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4:38:16.914911845</meta:creation-date>
    <dc:date>2020-11-25T14:38:44.995564613</dc:date>
    <meta:editing-duration>PT28S</meta:editing-duration>
    <meta:editing-cycles>1</meta:editing-cycles>
    <meta:document-statistic meta:table-count="0" meta:image-count="0" meta:object-count="0" meta:page-count="2" meta:paragraph-count="62" meta:word-count="499" meta:character-count="3473" meta:non-whitespace-character-count="2607"/>
    <meta:generator>LibreOffice/6.4.6.2$Linux_X86_64 LibreOffice_project/40$Build-2</meta:generator>
  </office:meta>
</office:document-meta>
</file>